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9082" officeooo:paragraph-rsid="00099082"/>
    </style:style>
    <style:style style:name="P2" style:family="paragraph" style:parent-style-name="Standard">
      <style:text-properties officeooo:rsid="000a2b0f" officeooo:paragraph-rsid="000a2b0f"/>
    </style:style>
    <style:style style:name="T1" style:family="text">
      <style:text-properties officeooo:rsid="000a08e3"/>
    </style:style>
    <style:style style:name="T2" style:family="text">
      <style:text-properties officeooo:rsid="000a2b0f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verage <text:span text:style-name="T1">compression speeds </text:span><text:span text:style-name="T2">with System.arraycopy</text:span>:</text:p>
      <text:p text:style-name="P1">* Huffman: 375 ns/B</text:p>
      <text:p text:style-name="P1">* LZ<text:span text:style-name="T1">W: </text:span><text:s/>2942 ns/B</text:p>
      <text:p text:style-name="Standard"><draw:frame draw:style-name="fr1" draw:name="Object1" text:anchor-type="char" svg:x="0.0307in" svg:y="0.0043in" svg:width="6.2984in" svg:height="6.833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Average compression speeds with ArrayCopy.copyByteArray:</text:p>
      <text:p text:style-name="P2">* Huffman: 426 ns/B</text:p>
      <text:p text:style-name="P2"><draw:frame draw:style-name="fr1" draw:name="Object2" text:anchor-type="char" svg:x="0.0098in" svg:y="0.2583in" svg:width="6.2984in" svg:height="6.8339in" draw:z-index="1"><draw:object xlink:href="./Object 2" xlink:type="simple" xlink:show="embed" xlink:actuate="onLoad"/><draw:image xlink:href="./ObjectReplacements/Object 2" xlink:type="simple" xlink:show="embed" xlink:actuate="onLoad"/><svg:desc>chart</svg:desc></draw:frame>* LZW: 3419 ns/B</text:p>
      <text:p text:style-name="P2">Array copy method speed difference:</text:p>
      <text:p text:style-name="P2">* Huffman: 375 vs. 426 ns/B</text:p>
      <text:p text:style-name="P2">* LZW: 2942 vs. <text:s/>3419 ns/B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4T21:25:56.611188639</meta:creation-date>
    <meta:editing-duration>PT41M48S</meta:editing-duration>
    <meta:editing-cycles>6</meta:editing-cycles>
    <meta:generator>LibreOffice/6.4.6.2$Linux_X86_64 LibreOffice_project/40$Build-2</meta:generator>
    <dc:date>2020-10-24T22:43:58.983678773</dc:date>
    <meta:document-statistic meta:table-count="0" meta:image-count="0" meta:object-count="2" meta:page-count="2" meta:paragraph-count="9" meta:word-count="43" meta:character-count="264" meta:non-whitespace-character-count="22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100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7.358cm" xlink:href="." xlink:type="simple" chart:class="chart:bar" chart:style-name="ch1">
        <chart:title svg:x="5.945cm" svg:y="0.483cm" chart:style-name="ch2">
          <text:p>Compression speed</text:p>
        </chart:title>
        <chart:subtitle svg:x="5.905cm" svg:y="1.609cm" chart:style-name="ch3">
          <text:p>With System.arraycopy</text:p>
        </chart:subtitle>
        <chart:legend chart:legend-position="end" svg:x="13.947cm" svg:y="8.131cm" style:legend-expansion="high" chart:style-name="ch4"/>
        <chart:plot-area chart:style-name="ch5" chart:data-source-has-labels="both" svg:x="0.959cm" svg:y="3.918cm" svg:width="12.667cm" svg:height="11.687cm">
          <chartooo:coordinate-region svg:x="3.247cm" svg:y="4.118cm" svg:width="10.379cm" svg:height="8.3cm"/>
          <chart:axis chart:dimension="x" chart:name="primary-x" chart:style-name="ch6" chartooo:axis-type="auto">
            <chartooo:date-scale/>
            <chart:categories table:cell-range-address="local-table.$A$2:.$A$7"/>
            <chart:grid chart:style-name="ch7" chart:class="minor"/>
          </chart:axis>
          <chart:axis chart:dimension="y" chart:name="primary-y" chart:style-name="ch8">
            <chart:title svg:x="0.08cm" svg:y="10.44cm" chart:style-name="ch9">
              <text:p>time (ns)</text:p>
            </chart:title>
            <chart:grid chart:style-name="ch10" chart:class="major"/>
            <chart:grid chart:style-name="ch7" chart:class="min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uffman</text:p>
              </table:table-cell>
              <table:table-cell office:value-type="string">
                <text:p>LZW</text:p>
              </table:table-cell>
            </table:table-row>
          </table:table-header-rows>
          <table:table-rows>
            <table:table-row>
              <table:table-cell office:value-type="string">
                <text:p>test1.txt(1.006 kB)</text:p>
              </table:table-cell>
              <table:table-cell office:value-type="float" office:value="1961106">
                <text:p>1961106</text:p>
              </table:table-cell>
              <table:table-cell office:value-type="float" office:value="13371478">
                <text:p>13371478</text:p>
              </table:table-cell>
            </table:table-row>
            <table:table-row>
              <table:table-cell office:value-type="string">
                <text:p>test2.txt(10.036 kB)</text:p>
              </table:table-cell>
              <table:table-cell office:value-type="float" office:value="1176956">
                <text:p>1176956</text:p>
              </table:table-cell>
              <table:table-cell office:value-type="float" office:value="15914742">
                <text:p>15914742</text:p>
              </table:table-cell>
            </table:table-row>
            <table:table-row>
              <table:table-cell office:value-type="string">
                <text:p>test3.txt(100.326 kB)</text:p>
              </table:table-cell>
              <table:table-cell office:value-type="float" office:value="7492192">
                <text:p>7492192</text:p>
              </table:table-cell>
              <table:table-cell office:value-type="float" office:value="95342696">
                <text:p>95342696</text:p>
              </table:table-cell>
            </table:table-row>
            <table:table-row>
              <table:table-cell office:value-type="string">
                <text:p>test4.txt(2167.737 kB)</text:p>
              </table:table-cell>
              <table:table-cell office:value-type="float" office:value="89661491">
                <text:p>89661491</text:p>
              </table:table-cell>
              <table:table-cell office:value-type="float" office:value="1245510503">
                <text:p>1245510503</text:p>
              </table:table-cell>
            </table:table-row>
            <table:table-row>
              <table:table-cell office:value-type="string">
                <text:p>alice29.txt(152.089 kB)</text:p>
              </table:table-cell>
              <table:table-cell office:value-type="float" office:value="5682796">
                <text:p>5682796</text:p>
              </table:table-cell>
              <table:table-cell office:value-type="float" office:value="102410896">
                <text:p>102410896</text:p>
              </table:table-cell>
            </table:table-row>
            <table:table-row>
              <table:table-cell office:value-type="string">
                <text:p>plrabn12.txt(481.861 kB)</text:p>
              </table:table-cell>
              <table:table-cell office:value-type="float" office:value="1704890">
                <text:p>1704890</text:p>
              </table:table-cell>
              <table:table-cell office:value-type="float" office:value="281638695">
                <text:p>2816386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100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7.358cm" xlink:href="." xlink:type="simple" chart:class="chart:bar" chart:style-name="ch1">
        <chart:title svg:x="5.945cm" svg:y="0.483cm" chart:style-name="ch2">
          <text:p>Compression speed</text:p>
        </chart:title>
        <chart:subtitle svg:x="5.204cm" svg:y="1.609cm" chart:style-name="ch3">
          <text:p>With ArrayCopy.copyByteArray</text:p>
        </chart:subtitle>
        <chart:legend chart:legend-position="end" svg:x="13.947cm" svg:y="8.131cm" style:legend-expansion="high" chart:style-name="ch4"/>
        <chart:plot-area chart:style-name="ch5" chart:data-source-has-labels="both" svg:x="0.959cm" svg:y="3.918cm" svg:width="12.667cm" svg:height="11.687cm">
          <chartooo:coordinate-region svg:x="3.247cm" svg:y="4.118cm" svg:width="10.379cm" svg:height="8.3cm"/>
          <chart:axis chart:dimension="x" chart:name="primary-x" chart:style-name="ch6" chartooo:axis-type="auto">
            <chartooo:date-scale/>
            <chart:categories table:cell-range-address="local-table.$A$2:.$A$7"/>
            <chart:grid chart:style-name="ch7" chart:class="minor"/>
          </chart:axis>
          <chart:axis chart:dimension="y" chart:name="primary-y" chart:style-name="ch8">
            <chart:title svg:x="0.08cm" svg:y="10.44cm" chart:style-name="ch9">
              <text:p>time (ns)</text:p>
            </chart:title>
            <chart:grid chart:style-name="ch10" chart:class="major"/>
            <chart:grid chart:style-name="ch7" chart:class="min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uffman</text:p>
              </table:table-cell>
              <table:table-cell office:value-type="string">
                <text:p>LZW</text:p>
              </table:table-cell>
            </table:table-row>
          </table:table-header-rows>
          <table:table-rows>
            <table:table-row>
              <table:table-cell office:value-type="string">
                <text:p>test1.txt(1.006 kB)</text:p>
              </table:table-cell>
              <table:table-cell office:value-type="float" office:value="2231660">
                <text:p>2231660</text:p>
              </table:table-cell>
              <table:table-cell office:value-type="float" office:value="15497232">
                <text:p>15497232</text:p>
              </table:table-cell>
            </table:table-row>
            <table:table-row>
              <table:table-cell office:value-type="string">
                <text:p>test2.txt(10.036 kB)</text:p>
              </table:table-cell>
              <table:table-cell office:value-type="float" office:value="1164860">
                <text:p>1164860</text:p>
              </table:table-cell>
              <table:table-cell office:value-type="float" office:value="15987168">
                <text:p>15987168</text:p>
              </table:table-cell>
            </table:table-row>
            <table:table-row>
              <table:table-cell office:value-type="string">
                <text:p>test3.txt(100.326 kB)</text:p>
              </table:table-cell>
              <table:table-cell office:value-type="float" office:value="8294900">
                <text:p>8294900</text:p>
              </table:table-cell>
              <table:table-cell office:value-type="float" office:value="142246098">
                <text:p>142246098</text:p>
              </table:table-cell>
            </table:table-row>
            <table:table-row>
              <table:table-cell office:value-type="string">
                <text:p>test4.txt(2167.737 kB)</text:p>
              </table:table-cell>
              <table:table-cell office:value-type="float" office:value="102809265">
                <text:p>102809265</text:p>
              </table:table-cell>
              <table:table-cell office:value-type="float" office:value="1530920091">
                <text:p>1530920091</text:p>
              </table:table-cell>
            </table:table-row>
            <table:table-row>
              <table:table-cell office:value-type="string">
                <text:p>alice29.txt(152.089 kB)</text:p>
              </table:table-cell>
              <table:table-cell office:value-type="float" office:value="7261958">
                <text:p>7261958</text:p>
              </table:table-cell>
              <table:table-cell office:value-type="float" office:value="109937110">
                <text:p>109937110</text:p>
              </table:table-cell>
            </table:table-row>
            <table:table-row>
              <table:table-cell office:value-type="string">
                <text:p>plrabn12.txt(481.861 kB)</text:p>
              </table:table-cell>
              <table:table-cell office:value-type="float" office:value="30644644">
                <text:p>30644644</text:p>
              </table:table-cell>
              <table:table-cell office:value-type="float" office:value="325690196">
                <text:p>3256901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